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ileSystemConfigBuilder.setUserAuthenticator( FileSystemOptions opts , UserAuthenticator userAuthenti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ConfigBuilder.getUserAuthenticator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